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771cm" fo:min-width="15.07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57cm" svg:height="2.021cm" svg:x="3.627cm" svg:y="1.804cm">
          <draw:text-box>
            <text:p text:style-name="P3">Angola</text:p>
            <text:p text:style-name="P3">1953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0T12:48:57.249000000</meta:creation-date>
    <meta:print-date>2021-02-07T09:58:02.201000000</meta:print-date>
    <dc:date>2021-02-14T13:25:55.622000000</dc:date>
    <meta:editing-duration>PT1H31M22S</meta:editing-duration>
    <meta:editing-cycles>14</meta:editing-cycles>
    <meta:generator>LibreOffice/6.4.4.2$Windows_X86_64 LibreOffice_project/3d775be2011f3886db32dfd395a6a6d1ca2630ff</meta:generator>
    <meta:document-statistic meta:object-count="3"/>
  </office:meta>
</office:document-meta>
</file>